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077db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WRITING DATA</text:span></text:p>
      <text:p text:style-name="Standard"/>
      <text:p text:style-name="Standard"/>
      <text:p text:style-name="Standard">- “articles” <text:span text:style-name="T1">are thought to be </text:span>chronological content, such as posts on a blog, and thus associated with a date.</text:p>
      <text:p text:style-name="Standard">- <text:span text:style-name="T1">About the meta data, </text:span>Pelican tries to be smart enough to get the information it needs from the file system (for instance, about the category of your articles), but some information you need to provide in the form of metadata inside your files.</text:p>
      <text:p text:style-name="Standard"/>
      <text:p text:style-name="Standard">- ****** configured and loaded via the <text:span text:style-name="Source_20_Text">MD_EXTENSIONS</text:span> setting. *****</text:p>
      <text:p text:style-name="Standard"/>
      <text:p text:style-name="Standard"/>
      <text:p text:style-name="Standard">- Pelican can also process HTML files ending in <text:span text:style-name="Source_20_Text">.html</text:span> and <text:span text:style-name="Source_20_Text">.htm</text:span>. Pelican interprets the HTML in a very straightforward manner, reading metadata from <text:span text:style-name="Source_20_Text">meta</text:span> tags, the title from the <text:span text:style-name="Source_20_Text">title</text:span> tag, and the body out from the <text:span text:style-name="Source_20_Text">body</text:span> tag:</text:p>
      <text:p text:style-name="Standard"/>
      <text:p text:style-name="Standard"/>
      <text:p text:style-name="Standard">- If you want to exclude any pages from being linked to or listed in the menu then add a <text:span text:style-name="Source_20_Text">status: hidden</text:span> attribute to its metadata. This is useful for things like making error pages that fit the generated theme of your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3:32:43.423693294</meta:creation-date>
    <meta:editing-duration>PT1M6S</meta:editing-duration>
    <meta:editing-cycles>2</meta:editing-cycles>
    <meta:generator>LibreOffice/5.2.0.4$Linux_X86_64 LibreOffice_project/066b007f5ebcc236395c7d282ba488bca6720265</meta:generator>
    <dc:date>2016-11-22T13:33:40.954323757</dc:date>
    <meta:document-statistic meta:table-count="0" meta:image-count="0" meta:object-count="0" meta:page-count="1" meta:paragraph-count="6" meta:word-count="159" meta:character-count="887" meta:non-whitespace-character-count="729"/>
  </office:meta>
</office:document-meta>
</file>